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7e20" officeooo:paragraph-rsid="00187e20"/>
    </style:style>
    <style:style style:name="P2" style:family="paragraph" style:parent-style-name="Standard">
      <style:text-properties officeooo:rsid="001a1654" officeooo:paragraph-rsid="001a1654"/>
    </style:style>
    <style:style style:name="P3" style:family="paragraph" style:parent-style-name="Table_20_Contents">
      <style:paragraph-properties fo:text-align="center" style:justify-single-word="false"/>
      <style:text-properties officeooo:rsid="001a1654" officeooo:paragraph-rsid="001a165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a1654" officeooo:paragraph-rsid="001a1654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rsid="001a902b" officeooo:paragraph-rsid="001a902b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h text:style-name="Heading_20_1" text:outline-level="1">Desain BuatSoal</text:h>
      <text:p text:style-name="P5">BuatSoal adalah salah satu Activity dalam layanan ini, dengan menggunakan beberapa tools seperti Eclipse, Heroku, dan Android Studio, aktifitas ini akan dibangun dengan menggunakan java, Host UI seperti gambar 1 akan dibuat untuk pembuat soal dan disana akan mengupload ke server heroku seperti pada gambar panah 1. Client ui akan mengambil soal seperti panah 3 dan memberikan feedback seperti panah 4. Kemudian heroku akan mengupdate jawaban benar atau salahnya ke host ui melalui protokol 2.</text:p>
      <text:p text:style-name="P1"><draw:frame draw:style-name="fr1" draw:name="Frame1" text:anchor-type="paragraph" svg:x="1.441cm" svg:y="0.446cm" svg:width="13.76cm" draw:z-index="0"><draw:text-box fo:min-height="7.781cm"><text:p text:style-name="Gambar"><draw:frame draw:style-name="fr2" draw:name="Object1" text:anchor-type="as-char" svg:width="13.76cm" style:rel-width="100%" svg:height="7.781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<text:line-break/></text:span>Gambar <text:sequence text:ref-name="refGambar0" text:name="Gambar" text:formula="ooow:Gambar+1" style:num-format="1">1</text:sequence>: Methode komunikasi soal</text:p></draw:text-box></draw:frame></text:p>
      <text:p text:style-name="P1"/>
      <text:p text:style-name="P2">Gambar 1 merupakan methode komunikasi heroku. Deskripsinya sebagai berikut 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omer</text:p>
          </table:table-cell>
          <table:table-cell table:style-name="Table1.B1" office:value-type="string">
            <text:p text:style-name="P4">Deskripsi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2">Heroku dipilih karena murah dan bisa mencobanya grati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ambar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2:50:38.162331279</meta:creation-date>
    <dc:date>2017-11-08T03:11:52.224265178</dc:date>
    <meta:editing-duration>PT10M</meta:editing-duration>
    <meta:editing-cycles>3</meta:editing-cycles>
    <meta:generator>LibreOffice/5.3.4.1$Linux_X86_64 LibreOffice_project/30$Build-1</meta:generator>
    <meta:document-statistic meta:table-count="1" meta:image-count="0" meta:object-count="1" meta:page-count="1" meta:paragraph-count="11" meta:word-count="106" meta:character-count="691" meta:non-whitespace-character-count="5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cm" svg:height="1.2cm" svg:x="1.8cm" svg:y="3.204cm">
          <text:p text:style-name="P1">Host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8cm" svg:height="1.2cm" svg:x="10.8cm" svg:y="3.504cm">
          <text:p text:style-name="P1">Client UI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6cm" svg:height="2.2cm" svg:x="6.4cm" svg:y="2.904cm">
          <text:p text:style-name="P1">Heroku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3.1cm" svg:y1="3.204cm" svg:x2="7.7cm" svg:y2="2.904cm" draw:start-shape="id1" draw:start-glue-point="0" draw:end-shape="id2" draw:end-glue-point="0" svg:d="M3100 3204c0-1201 4600-1051 4600-300" svg:viewBox="0 0 4601 884">
          <text:p/>
        </draw:connector>
        <draw:connector draw:style-name="gr4" draw:text-style-name="P2" draw:layer="layout" draw:type="curve" svg:x1="7.7cm" svg:y1="5.104cm" svg:x2="3.1cm" svg:y2="4.404cm" draw:start-shape="id2" draw:start-glue-point="2" draw:end-shape="id1" svg:d="M7700 5104c0 751-4600 1101-4600-700" svg:viewBox="0 0 4601 1313">
          <text:p/>
        </draw:connector>
        <draw:connector draw:style-name="gr4" draw:text-style-name="P2" draw:layer="layout" draw:type="curve" svg:x1="7.7cm" svg:y1="2.904cm" svg:x2="12.2cm" svg:y2="3.504cm" draw:start-shape="id2" draw:start-glue-point="0" draw:end-shape="id3" draw:end-glue-point="0" svg:d="M7700 2904c0-751 4500-1051 4500 600" svg:viewBox="0 0 4501 1205">
          <text:p/>
        </draw:connector>
        <draw:connector draw:style-name="gr4" draw:text-style-name="P2" draw:layer="layout" draw:type="curve" svg:x1="12.2cm" svg:y1="4.704cm" svg:x2="7.7cm" svg:y2="5.104cm" draw:start-shape="id3" draw:start-glue-point="2" draw:end-shape="id2" draw:end-glue-point="2" svg:d="M12200 4704c0 1351-4500 1151-4500 400" svg:viewBox="0 0 4501 991">
          <text:p/>
        </draw:connector>
        <draw:frame draw:style-name="gr5" draw:text-style-name="P3" draw:layer="layout" svg:width="0.853cm" svg:height="0.844cm" svg:x="5.2cm" svg:y="1.456cm">
          <draw:text-box>
            <text:p>1</text:p>
          </draw:text-box>
        </draw:frame>
        <draw:frame draw:style-name="gr6" draw:text-style-name="P3" draw:layer="layout" svg:width="0.7cm" svg:height="0.844cm" svg:x="5.1cm" svg:y="5.8cm">
          <draw:text-box>
            <text:p>2</text:p>
          </draw:text-box>
        </draw:frame>
        <draw:frame draw:style-name="gr7" draw:text-style-name="P3" draw:layer="layout" svg:width="0.6cm" svg:height="1cm" svg:x="10cm" svg:y="1.4cm">
          <draw:text-box>
            <text:p>3</text:p>
          </draw:text-box>
        </draw:frame>
        <draw:frame draw:style-name="gr8" draw:text-style-name="P3" draw:layer="layout" svg:width="0.6cm" svg:height="0.844cm" svg:x="10.2cm" svg:y="6.056cm">
          <draw:text-box>
            <text:p>4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